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0580000001F6DB2A48097021B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Student house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Revolução do ensin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obre a plataforma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os o hub educacional focado na aprendizagem do aluno</text:p>
              </text:list-item>
              <text:list-item>
                <text:p>A educação à distância se intensificou com a chegada do COVID-19 </text:p>
              </text:list-item>
              <text:list-item>
                <text:p>Cooperação e ajuda mútua são primordiais para o ensino inclusivo.</text:p>
              </text:list-item>
              <text:list-item>
                <text:p>É o local ideal para networking e novas experiência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prendizagem contínua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ada interação, o aluno aperfeiçoará sua aprendizagem e, assim, ficará estimulado a continuar o estudo.</text:p>
              </text:list-item>
              <text:list-item>
                <text:p>Fomento de artigos e publicações científicas será mais acessí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FIM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3:22:06.725000000</meta:creation-date>
    <meta:editing-duration>PT20M9S</meta:editing-duration>
    <meta:editing-cycles>2</meta:editing-cycles>
    <meta:generator>LibreOffice/7.4.3.2$Windows_X86_64 LibreOffice_project/1048a8393ae2eeec98dff31b5c133c5f1d08b890</meta:generator>
    <dc:title>Blueprint Plans</dc:title>
    <dc:date>2022-12-04T23:42:14.956000000</dc:date>
    <meta:document-statistic meta:object-count="70"/>
  </office:meta>
</office:document-meta>
</file>